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5db2" officeooo:paragraph-rsid="00045db2"/>
    </style:style>
    <style:style style:name="P2" style:family="paragraph" style:parent-style-name="Standard">
      <style:text-properties fo:color="#c9211e" fo:font-weight="bold" officeooo:rsid="00253728" officeooo:paragraph-rsid="00253728" style:font-weight-asian="bold" style:font-weight-complex="bold"/>
    </style:style>
    <style:style style:name="P3" style:family="paragraph" style:parent-style-name="Standard">
      <style:text-properties fo:color="#c9211e" fo:font-weight="bold" officeooo:rsid="00cf7d9f" officeooo:paragraph-rsid="00cf7d9f" style:font-weight-asian="bold" style:font-weight-complex="bold"/>
    </style:style>
    <style:style style:name="P4" style:family="paragraph" style:parent-style-name="Standard">
      <style:text-properties fo:color="#c9211e" fo:font-weight="bold" officeooo:rsid="00eb542f" officeooo:paragraph-rsid="010642cf" style:font-weight-asian="bold" style:font-weight-complex="bold"/>
    </style:style>
    <style:style style:name="P5" style:family="paragraph" style:parent-style-name="Standard">
      <style:text-properties fo:color="#c9211e" fo:font-weight="bold" officeooo:rsid="003028bf" officeooo:paragraph-rsid="003028bf" style:font-weight-asian="bold" style:font-weight-complex="bold"/>
    </style:style>
    <style:style style:name="P6" style:family="paragraph" style:parent-style-name="Standard">
      <style:text-properties fo:color="#c9211e" fo:font-weight="bold" officeooo:rsid="00b2475a" officeooo:paragraph-rsid="00b2475a" style:font-weight-asian="bold" style:font-weight-complex="bold"/>
    </style:style>
    <style:style style:name="P7" style:family="paragraph" style:parent-style-name="Standard">
      <style:text-properties fo:color="#c9211e" fo:font-weight="bold" officeooo:rsid="00295a36" officeooo:paragraph-rsid="002afd34" fo:background-color="transparent" style:font-weight-asian="bold" style:font-weight-complex="bold"/>
    </style:style>
    <style:style style:name="P8" style:family="paragraph" style:parent-style-name="Standard">
      <style:text-properties fo:color="#c9211e" fo:font-weight="bold" officeooo:rsid="002b5efe" officeooo:paragraph-rsid="002b5efe" fo:background-color="transparent" style:font-weight-asian="bold" style:font-weight-complex="bold"/>
    </style:style>
    <style:style style:name="P9" style:family="paragraph" style:parent-style-name="Standard">
      <style:paragraph-properties fo:text-align="center" style:justify-single-word="false"/>
      <style:text-properties fo:color="#c9211e" fo:font-size="14pt" fo:font-weight="bold" officeooo:rsid="00045db2" officeooo:paragraph-rsid="00045db2" style:font-size-asian="14pt" style:font-weight-asian="bold" style:font-size-complex="14pt" style:font-weight-complex="bold"/>
    </style:style>
    <style:style style:name="P10" style:family="paragraph" style:parent-style-name="Standard">
      <style:text-properties officeooo:rsid="000ba5fa" officeooo:paragraph-rsid="000ba5fa"/>
    </style:style>
    <style:style style:name="P11" style:family="paragraph" style:parent-style-name="Standard">
      <style:text-properties officeooo:rsid="00596c58" officeooo:paragraph-rsid="00596c58"/>
    </style:style>
    <style:style style:name="P12" style:family="paragraph" style:parent-style-name="Standard">
      <style:text-properties officeooo:rsid="006016bb" officeooo:paragraph-rsid="006016bb"/>
    </style:style>
    <style:style style:name="P13" style:family="paragraph" style:parent-style-name="Standard">
      <style:text-properties officeooo:rsid="00625937" officeooo:paragraph-rsid="00625937"/>
    </style:style>
    <style:style style:name="P14" style:family="paragraph" style:parent-style-name="Standard">
      <style:text-properties officeooo:rsid="00691cc9" officeooo:paragraph-rsid="00691cc9"/>
    </style:style>
    <style:style style:name="P15" style:family="paragraph" style:parent-style-name="Standard">
      <style:text-properties officeooo:rsid="006a680f" officeooo:paragraph-rsid="006a680f"/>
    </style:style>
    <style:style style:name="P16" style:family="paragraph" style:parent-style-name="Standard">
      <style:text-properties fo:color="#000000" fo:font-weight="normal" officeooo:rsid="00925f0d" officeooo:paragraph-rsid="00925f0d" style:font-weight-asian="normal" style:font-weight-complex="normal"/>
    </style:style>
    <style:style style:name="P17" style:family="paragraph" style:parent-style-name="Standard">
      <style:text-properties officeooo:paragraph-rsid="00a37018"/>
    </style:style>
    <style:style style:name="P18" style:family="paragraph" style:parent-style-name="Standard">
      <style:text-properties officeooo:rsid="00b8e249" officeooo:paragraph-rsid="00b8e249"/>
    </style:style>
    <style:style style:name="P19" style:family="paragraph" style:parent-style-name="Standard">
      <style:text-properties officeooo:rsid="00bd9567" officeooo:paragraph-rsid="00bd9567"/>
    </style:style>
    <style:style style:name="P20" style:family="paragraph" style:parent-style-name="Standard">
      <style:text-properties officeooo:rsid="00ca97c2" officeooo:paragraph-rsid="00ca97c2"/>
    </style:style>
    <style:style style:name="P21" style:family="paragraph" style:parent-style-name="Standard">
      <style:text-properties officeooo:rsid="00cf7d9f" officeooo:paragraph-rsid="00cf7d9f"/>
    </style:style>
    <style:style style:name="P22" style:family="paragraph" style:parent-style-name="Standard">
      <style:text-properties officeooo:rsid="00d21b83" officeooo:paragraph-rsid="00d21b83"/>
    </style:style>
    <style:style style:name="P23" style:family="paragraph" style:parent-style-name="Standard">
      <style:text-properties officeooo:rsid="00e0b3b2" officeooo:paragraph-rsid="00e0b3b2"/>
    </style:style>
    <style:style style:name="P24" style:family="paragraph" style:parent-style-name="Standard">
      <style:text-properties officeooo:rsid="00e27511" officeooo:paragraph-rsid="00ecf03f"/>
    </style:style>
    <style:style style:name="P25" style:family="paragraph" style:parent-style-name="Standard">
      <style:text-properties officeooo:rsid="00e53851" officeooo:paragraph-rsid="00ecf03f"/>
    </style:style>
    <style:style style:name="P26" style:family="paragraph" style:parent-style-name="Standard">
      <style:text-properties officeooo:rsid="00eb542f" officeooo:paragraph-rsid="010642cf"/>
    </style:style>
    <style:style style:name="P27" style:family="paragraph" style:parent-style-name="Standard">
      <style:text-properties officeooo:paragraph-rsid="00ecf03f"/>
    </style:style>
    <style:style style:name="P28" style:family="paragraph" style:parent-style-name="Standard">
      <style:text-properties officeooo:rsid="00ee6720" officeooo:paragraph-rsid="00ee6720"/>
    </style:style>
    <style:style style:name="P29" style:family="paragraph" style:parent-style-name="Standard">
      <style:text-properties officeooo:rsid="00f20994" officeooo:paragraph-rsid="010642cf"/>
    </style:style>
    <style:style style:name="P30" style:family="paragraph" style:parent-style-name="Standard">
      <style:text-properties officeooo:rsid="01007bf7" officeooo:paragraph-rsid="010642cf"/>
    </style:style>
    <style:style style:name="P31" style:family="paragraph" style:parent-style-name="Standard">
      <style:text-properties officeooo:rsid="0014fc1e" officeooo:paragraph-rsid="0014fc1e" fo:background-color="transparent"/>
    </style:style>
    <style:style style:name="P32" style:family="paragraph" style:parent-style-name="Standard">
      <style:text-properties officeooo:rsid="002270c4" officeooo:paragraph-rsid="002270c4" fo:background-color="transparent"/>
    </style:style>
    <style:style style:name="P33" style:family="paragraph" style:parent-style-name="Standard">
      <style:text-properties officeooo:rsid="0035e96e" officeooo:paragraph-rsid="0035e96e" fo:background-color="transparent"/>
    </style:style>
    <style:style style:name="P34" style:family="paragraph" style:parent-style-name="Standard">
      <style:text-properties officeooo:rsid="0035e96e" officeooo:paragraph-rsid="0037794b" fo:background-color="transparent"/>
    </style:style>
    <style:style style:name="P35" style:family="paragraph" style:parent-style-name="Standard">
      <style:text-properties officeooo:rsid="00625937" officeooo:paragraph-rsid="00625937" fo:background-color="transparent"/>
    </style:style>
    <style:style style:name="P36" style:family="paragraph" style:parent-style-name="Standard">
      <style:text-properties officeooo:rsid="0027c8de" officeooo:paragraph-rsid="00253728" fo:background-color="transparent"/>
    </style:style>
    <style:style style:name="P37" style:family="paragraph" style:parent-style-name="Standard">
      <style:text-properties officeooo:rsid="006f4728" officeooo:paragraph-rsid="006f4728" fo:background-color="transparent"/>
    </style:style>
    <style:style style:name="P38" style:family="paragraph" style:parent-style-name="Standard" style:list-style-name="L1">
      <style:text-properties officeooo:rsid="000be16d" officeooo:paragraph-rsid="00144551"/>
    </style:style>
    <style:style style:name="P39" style:family="paragraph" style:parent-style-name="Standard" style:list-style-name="L1">
      <style:text-properties officeooo:rsid="00144551" officeooo:paragraph-rsid="00144551" fo:background-color="transparent"/>
    </style:style>
    <style:style style:name="P40" style:family="paragraph" style:parent-style-name="Standard" style:list-style-name="L2">
      <style:text-properties officeooo:rsid="002270c4" officeooo:paragraph-rsid="002270c4" fo:background-color="transparent"/>
    </style:style>
    <style:style style:name="P41" style:family="paragraph" style:parent-style-name="Standard" style:list-style-name="L3">
      <style:text-properties officeooo:rsid="004b0030" officeooo:paragraph-rsid="004812ff" fo:background-color="transparent"/>
    </style:style>
    <style:style style:name="P42" style:family="paragraph" style:parent-style-name="Standard">
      <style:text-properties officeooo:rsid="00172e0d" officeooo:paragraph-rsid="00172e0d" fo:background-color="transparent"/>
    </style:style>
    <style:style style:name="P43" style:family="paragraph" style:parent-style-name="Standard" style:list-style-name="L1">
      <style:text-properties officeooo:rsid="00144551" officeooo:paragraph-rsid="0014fc1e"/>
    </style:style>
    <style:style style:name="P44" style:family="paragraph" style:parent-style-name="Standard" style:list-style-name="L2">
      <style:text-properties officeooo:rsid="00172e0d" officeooo:paragraph-rsid="001b661c"/>
    </style:style>
    <style:style style:name="P45" style:family="paragraph" style:parent-style-name="Standard" style:list-style-name="L2">
      <style:text-properties officeooo:rsid="001cbbf9" officeooo:paragraph-rsid="001cbbf9"/>
    </style:style>
    <style:style style:name="P46" style:family="paragraph" style:parent-style-name="Standard" style:list-style-name="L3">
      <style:text-properties officeooo:paragraph-rsid="00534df0"/>
    </style:style>
    <style:style style:name="P47" style:family="paragraph" style:parent-style-name="Standard" style:list-style-name="L3">
      <style:text-properties officeooo:paragraph-rsid="0037794b"/>
    </style:style>
    <style:style style:name="P48" style:family="paragraph" style:parent-style-name="Standard" style:list-style-name="L3">
      <style:text-properties officeooo:paragraph-rsid="004d20fc"/>
    </style:style>
    <style:style style:name="P49" style:family="paragraph" style:parent-style-name="Standard" style:list-style-name="L3">
      <style:text-properties officeooo:paragraph-rsid="0122e5b5"/>
    </style:style>
    <style:style style:name="P50" style:family="paragraph" style:parent-style-name="Standard" style:list-style-name="L3">
      <style:text-properties officeooo:rsid="0037c739" officeooo:paragraph-rsid="004812ff"/>
    </style:style>
    <style:style style:name="P51" style:family="paragraph" style:parent-style-name="Standard" style:list-style-name="L3">
      <style:text-properties officeooo:rsid="00534df0" officeooo:paragraph-rsid="00534df0"/>
    </style:style>
    <style:style style:name="P52" style:family="paragraph" style:parent-style-name="Standard" style:list-style-name="L4">
      <style:text-properties officeooo:rsid="00f2a5ee" officeooo:paragraph-rsid="010642cf"/>
    </style:style>
    <style:style style:name="P53" style:family="paragraph" style:parent-style-name="Standard" style:list-style-name="L4">
      <style:text-properties officeooo:rsid="00fc5126" officeooo:paragraph-rsid="010642cf"/>
    </style:style>
    <style:style style:name="P54" style:family="paragraph" style:parent-style-name="Standard" style:list-style-name="L5">
      <style:text-properties officeooo:paragraph-rsid="00a37018"/>
    </style:style>
    <style:style style:name="P55" style:family="paragraph" style:parent-style-name="Standard" style:list-style-name="L5">
      <style:text-properties officeooo:rsid="007cd4f0" officeooo:paragraph-rsid="00925f0d"/>
    </style:style>
    <style:style style:name="P56" style:family="paragraph" style:parent-style-name="Standard" style:list-style-name="L5">
      <style:text-properties officeooo:rsid="008510b2" officeooo:paragraph-rsid="00925f0d"/>
    </style:style>
    <style:style style:name="P57" style:family="paragraph" style:parent-style-name="Standard" style:list-style-name="L5">
      <style:text-properties officeooo:rsid="00925f0d" officeooo:paragraph-rsid="00925f0d"/>
    </style:style>
    <style:style style:name="P58" style:family="paragraph" style:parent-style-name="Standard" style:list-style-name="L5">
      <style:text-properties officeooo:rsid="0090f5cb" officeooo:paragraph-rsid="009432f9"/>
    </style:style>
    <style:style style:name="P59" style:family="paragraph" style:parent-style-name="Standard" style:list-style-name="L5">
      <style:text-properties officeooo:rsid="0090f5cb" officeooo:paragraph-rsid="009b55c6"/>
    </style:style>
    <style:style style:name="P60" style:family="paragraph" style:parent-style-name="Standard" style:list-style-name="L5">
      <style:text-properties officeooo:rsid="0090f5cb" officeooo:paragraph-rsid="009fff2f"/>
    </style:style>
    <style:style style:name="P61" style:family="paragraph" style:parent-style-name="Standard" style:list-style-name="L6">
      <style:text-properties officeooo:rsid="00ba66b5" officeooo:paragraph-rsid="00ba66b5"/>
    </style:style>
    <style:style style:name="P62" style:family="paragraph" style:parent-style-name="Standard" style:list-style-name="L6">
      <style:text-properties officeooo:rsid="00ca77ac" officeooo:paragraph-rsid="00ca77ac"/>
    </style:style>
    <style:style style:name="P63" style:family="paragraph" style:parent-style-name="Standard">
      <style:text-properties officeooo:paragraph-rsid="00c7316d" fo:background-color="#ffff00"/>
    </style:style>
    <style:style style:name="P64" style:family="paragraph" style:parent-style-name="Standard" style:list-style-name="L4">
      <style:text-properties officeooo:paragraph-rsid="0109147e" fo:background-color="#ffff00"/>
    </style:style>
    <style:style style:name="P65" style:family="paragraph" style:parent-style-name="Standard" style:list-style-name="L5">
      <style:text-properties officeooo:paragraph-rsid="0076ad91" fo:background-color="#ffff00"/>
    </style:style>
    <style:style style:name="P66" style:family="paragraph" style:parent-style-name="Standard" style:list-style-name="L2">
      <style:text-properties officeooo:rsid="002270c4" officeooo:paragraph-rsid="002270c4" fo:background-color="#ffff00"/>
    </style:style>
    <style:style style:name="P67" style:family="paragraph" style:parent-style-name="Standard" style:list-style-name="L6">
      <style:text-properties officeooo:rsid="00b2475a" officeooo:paragraph-rsid="00b4e332" fo:background-color="#ffff00"/>
    </style:style>
    <style:style style:name="P68" style:family="paragraph" style:parent-style-name="Standard">
      <style:text-properties officeooo:rsid="00cf7d9f" officeooo:paragraph-rsid="00cf7d9f" fo:background-color="#ffff00"/>
    </style:style>
    <style:style style:name="P69" style:family="paragraph" style:parent-style-name="Standard" style:list-style-name="L2">
      <style:text-properties officeooo:rsid="00172e0d" officeooo:paragraph-rsid="001b661c" fo:background-color="#e0c2cd"/>
    </style:style>
    <style:style style:name="P70" style:family="paragraph" style:parent-style-name="Standard" style:list-style-name="L4">
      <style:text-properties officeooo:paragraph-rsid="010642cf" fo:background-color="#e0c2cd"/>
    </style:style>
    <style:style style:name="P71" style:family="paragraph" style:parent-style-name="Standard" style:list-style-name="L4">
      <style:text-properties officeooo:rsid="01007bf7" officeooo:paragraph-rsid="010642cf" fo:background-color="#e0c2cd"/>
    </style:style>
    <style:style style:name="P72" style:family="paragraph" style:parent-style-name="Standard" style:list-style-name="L2">
      <style:text-properties officeooo:rsid="00200375" officeooo:paragraph-rsid="00200375" fo:background-color="#ffd7d7"/>
    </style:style>
    <style:style style:name="P73" style:family="paragraph" style:parent-style-name="Standard">
      <style:text-properties officeooo:rsid="0032a9f0" officeooo:paragraph-rsid="0032a9f0" fo:background-color="#dee6ef"/>
    </style:style>
    <style:style style:name="P74" style:family="paragraph" style:parent-style-name="Standard" style:list-style-name="L4">
      <style:text-properties officeooo:paragraph-rsid="010642cf" fo:background-color="#dee6ef"/>
    </style:style>
    <style:style style:name="P75" style:family="paragraph" style:parent-style-name="Standard" style:list-style-name="L4">
      <style:text-properties officeooo:rsid="00f88ed2" officeooo:paragraph-rsid="010642cf" fo:background-color="#dee6ef"/>
    </style:style>
    <style:style style:name="P76" style:family="paragraph" style:parent-style-name="Standard" style:list-style-name="L6">
      <style:text-properties officeooo:rsid="00b2475a" officeooo:paragraph-rsid="00b4e332" fo:background-color="#dee6ef"/>
    </style:style>
    <style:style style:name="P77" style:family="paragraph" style:parent-style-name="Standard" style:list-style-name="L6">
      <style:text-properties officeooo:rsid="00b8e249" officeooo:paragraph-rsid="00b8e249" fo:background-color="#dee6ef"/>
    </style:style>
    <style:style style:name="T1" style:family="text">
      <style:text-properties officeooo:rsid="0007dc4e"/>
    </style:style>
    <style:style style:name="T2" style:family="text">
      <style:text-properties officeooo:rsid="00097221"/>
    </style:style>
    <style:style style:name="T3" style:family="text">
      <style:text-properties officeooo:rsid="000be16d"/>
    </style:style>
    <style:style style:name="T4" style:family="text">
      <style:text-properties officeooo:rsid="000d4a14"/>
    </style:style>
    <style:style style:name="T5" style:family="text">
      <style:text-properties officeooo:rsid="00100b02"/>
    </style:style>
    <style:style style:name="T6" style:family="text">
      <style:text-properties officeooo:rsid="00144551"/>
    </style:style>
    <style:style style:name="T7" style:family="text">
      <style:text-properties fo:background-color="transparent" loext:char-shading-value="0"/>
    </style:style>
    <style:style style:name="T8" style:family="text">
      <style:text-properties officeooo:rsid="00d8dabc" fo:background-color="transparent" loext:char-shading-value="0"/>
    </style:style>
    <style:style style:name="T9" style:family="text">
      <style:text-properties officeooo:rsid="00144551" fo:background-color="transparent" loext:char-shading-value="0"/>
    </style:style>
    <style:style style:name="T10" style:family="text">
      <style:text-properties officeooo:rsid="001980e6" fo:background-color="transparent" loext:char-shading-value="0"/>
    </style:style>
    <style:style style:name="T11" style:family="text">
      <style:text-properties officeooo:rsid="001b661c" fo:background-color="transparent" loext:char-shading-value="0"/>
    </style:style>
    <style:style style:name="T12" style:family="text">
      <style:text-properties officeooo:rsid="001c36b0" fo:background-color="transparent" loext:char-shading-value="0"/>
    </style:style>
    <style:style style:name="T13" style:family="text">
      <style:text-properties officeooo:rsid="001f2b9f" fo:background-color="transparent" loext:char-shading-value="0"/>
    </style:style>
    <style:style style:name="T14" style:family="text">
      <style:text-properties officeooo:rsid="003028bf" fo:background-color="transparent" loext:char-shading-value="0"/>
    </style:style>
    <style:style style:name="T15" style:family="text">
      <style:text-properties officeooo:rsid="0035e96e" fo:background-color="transparent" loext:char-shading-value="0"/>
    </style:style>
    <style:style style:name="T16" style:family="text">
      <style:text-properties officeooo:rsid="0037c739" fo:background-color="transparent" loext:char-shading-value="0"/>
    </style:style>
    <style:style style:name="T17" style:family="text">
      <style:text-properties officeooo:rsid="003bf555" fo:background-color="transparent" loext:char-shading-value="0"/>
    </style:style>
    <style:style style:name="T18" style:family="text">
      <style:text-properties officeooo:rsid="003ebaf2" fo:background-color="transparent" loext:char-shading-value="0"/>
    </style:style>
    <style:style style:name="T19" style:family="text">
      <style:text-properties officeooo:rsid="003fbb6a" fo:background-color="transparent" loext:char-shading-value="0"/>
    </style:style>
    <style:style style:name="T20" style:family="text">
      <style:text-properties officeooo:rsid="00414c29" fo:background-color="transparent" loext:char-shading-value="0"/>
    </style:style>
    <style:style style:name="T21" style:family="text">
      <style:text-properties officeooo:rsid="0042ce07" fo:background-color="transparent" loext:char-shading-value="0"/>
    </style:style>
    <style:style style:name="T22" style:family="text">
      <style:text-properties officeooo:rsid="004812ff" fo:background-color="transparent" loext:char-shading-value="0"/>
    </style:style>
    <style:style style:name="T23" style:family="text">
      <style:text-properties officeooo:rsid="00489fbe" fo:background-color="transparent" loext:char-shading-value="0"/>
    </style:style>
    <style:style style:name="T24" style:family="text">
      <style:text-properties officeooo:rsid="0048aa85" fo:background-color="transparent" loext:char-shading-value="0"/>
    </style:style>
    <style:style style:name="T25" style:family="text">
      <style:text-properties officeooo:rsid="0048acf5" fo:background-color="transparent" loext:char-shading-value="0"/>
    </style:style>
    <style:style style:name="T26" style:family="text">
      <style:text-properties officeooo:rsid="00499da2" fo:background-color="transparent" loext:char-shading-value="0"/>
    </style:style>
    <style:style style:name="T27" style:family="text">
      <style:text-properties officeooo:rsid="004b0030" fo:background-color="transparent" loext:char-shading-value="0"/>
    </style:style>
    <style:style style:name="T28" style:family="text">
      <style:text-properties officeooo:rsid="004fa701" fo:background-color="transparent" loext:char-shading-value="0"/>
    </style:style>
    <style:style style:name="T29" style:family="text">
      <style:text-properties officeooo:rsid="0051052b" fo:background-color="transparent" loext:char-shading-value="0"/>
    </style:style>
    <style:style style:name="T30" style:family="text">
      <style:text-properties officeooo:rsid="0038fe97" fo:background-color="transparent" loext:char-shading-value="0"/>
    </style:style>
    <style:style style:name="T31" style:family="text">
      <style:text-properties officeooo:rsid="0052427d" fo:background-color="transparent" loext:char-shading-value="0"/>
    </style:style>
    <style:style style:name="T32" style:family="text">
      <style:text-properties officeooo:rsid="00534df0" fo:background-color="transparent" loext:char-shading-value="0"/>
    </style:style>
    <style:style style:name="T33" style:family="text">
      <style:text-properties officeooo:rsid="005d6108" fo:background-color="transparent" loext:char-shading-value="0"/>
    </style:style>
    <style:style style:name="T34" style:family="text">
      <style:text-properties officeooo:rsid="005ea66f" fo:background-color="transparent" loext:char-shading-value="0"/>
    </style:style>
    <style:style style:name="T35" style:family="text">
      <style:text-properties officeooo:rsid="0075302e" fo:background-color="transparent" loext:char-shading-value="0"/>
    </style:style>
    <style:style style:name="T36" style:family="text">
      <style:text-properties officeooo:rsid="0124cffa" fo:background-color="transparent" loext:char-shading-value="0"/>
    </style:style>
    <style:style style:name="T37" style:family="text">
      <style:text-properties officeooo:rsid="006a2331"/>
    </style:style>
    <style:style style:name="T38" style:family="text">
      <style:text-properties officeooo:rsid="006beaa0"/>
    </style:style>
    <style:style style:name="T39" style:family="text">
      <style:text-properties officeooo:rsid="006c7792"/>
    </style:style>
    <style:style style:name="T40" style:family="text">
      <style:text-properties officeooo:rsid="0076ad91"/>
    </style:style>
    <style:style style:name="T41" style:family="text">
      <style:text-properties officeooo:rsid="00785d46"/>
    </style:style>
    <style:style style:name="T42" style:family="text">
      <style:text-properties fo:color="#c9211e" fo:font-weight="bold" officeooo:rsid="00e3464d" style:font-weight-asian="bold" style:font-weight-complex="bold"/>
    </style:style>
    <style:style style:name="T43" style:family="text">
      <style:text-properties fo:color="#c9211e" fo:font-weight="bold" officeooo:rsid="00e27511" style:font-weight-asian="bold" style:font-weight-complex="bold"/>
    </style:style>
    <style:style style:name="T44" style:family="text">
      <style:text-properties fo:color="#c9211e" fo:font-weight="bold" officeooo:rsid="00e4a21b" style:font-weight-asian="bold" style:font-weight-complex="bold"/>
    </style:style>
    <style:style style:name="T45" style:family="text">
      <style:text-properties officeooo:rsid="007c2b8e"/>
    </style:style>
    <style:style style:name="T46" style:family="text">
      <style:text-properties officeooo:rsid="007c2ec5"/>
    </style:style>
    <style:style style:name="T47" style:family="text">
      <style:text-properties officeooo:rsid="007ee577"/>
    </style:style>
    <style:style style:name="T48" style:family="text">
      <style:text-properties officeooo:rsid="007f278a"/>
    </style:style>
    <style:style style:name="T49" style:family="text">
      <style:text-properties officeooo:rsid="007f2dd3"/>
    </style:style>
    <style:style style:name="T50" style:family="text">
      <style:text-properties officeooo:rsid="0080d469"/>
    </style:style>
    <style:style style:name="T51" style:family="text">
      <style:text-properties officeooo:rsid="0088bf91"/>
    </style:style>
    <style:style style:name="T52" style:family="text">
      <style:text-properties officeooo:rsid="00925f0d"/>
    </style:style>
    <style:style style:name="T53" style:family="text">
      <style:text-properties officeooo:rsid="009432f9"/>
    </style:style>
    <style:style style:name="T54" style:family="text">
      <style:text-properties officeooo:rsid="00949764"/>
    </style:style>
    <style:style style:name="T55" style:family="text">
      <style:text-properties officeooo:rsid="00953196"/>
    </style:style>
    <style:style style:name="T56" style:family="text">
      <style:text-properties officeooo:rsid="00963145"/>
    </style:style>
    <style:style style:name="T57" style:family="text">
      <style:text-properties officeooo:rsid="0099d6f3"/>
    </style:style>
    <style:style style:name="T58" style:family="text">
      <style:text-properties officeooo:rsid="009b55c6"/>
    </style:style>
    <style:style style:name="T59" style:family="text">
      <style:text-properties officeooo:rsid="009c91b2"/>
    </style:style>
    <style:style style:name="T60" style:family="text">
      <style:text-properties officeooo:rsid="009d2ba7"/>
    </style:style>
    <style:style style:name="T61" style:family="text">
      <style:text-properties officeooo:rsid="009fff2f"/>
    </style:style>
    <style:style style:name="T62" style:family="text">
      <style:text-properties officeooo:rsid="00a37018"/>
    </style:style>
    <style:style style:name="T63" style:family="text">
      <style:text-properties officeooo:rsid="00a3d6da"/>
    </style:style>
    <style:style style:name="T64" style:family="text">
      <style:text-properties officeooo:rsid="00a746e9"/>
    </style:style>
    <style:style style:name="T65" style:family="text">
      <style:text-properties officeooo:rsid="00a7e45f"/>
    </style:style>
    <style:style style:name="T66" style:family="text">
      <style:text-properties officeooo:rsid="00b43128"/>
    </style:style>
    <style:style style:name="T67" style:family="text">
      <style:text-properties officeooo:rsid="00b4e332"/>
    </style:style>
    <style:style style:name="T68" style:family="text">
      <style:text-properties officeooo:rsid="00b6970d"/>
    </style:style>
    <style:style style:name="T69" style:family="text">
      <style:text-properties officeooo:rsid="00b6f854"/>
    </style:style>
    <style:style style:name="T70" style:family="text">
      <style:text-properties officeooo:rsid="00bb3e85"/>
    </style:style>
    <style:style style:name="T71" style:family="text">
      <style:text-properties officeooo:rsid="00c01553"/>
    </style:style>
    <style:style style:name="T72" style:family="text">
      <style:text-properties officeooo:rsid="00c14267"/>
    </style:style>
    <style:style style:name="T73" style:family="text">
      <style:text-properties officeooo:rsid="00c21821"/>
    </style:style>
    <style:style style:name="T74" style:family="text">
      <style:text-properties officeooo:rsid="00c7316d"/>
    </style:style>
    <style:style style:name="T75" style:family="text">
      <style:text-properties officeooo:rsid="00c8bb03"/>
    </style:style>
    <style:style style:name="T76" style:family="text">
      <style:text-properties officeooo:rsid="00ca77ac"/>
    </style:style>
    <style:style style:name="T77" style:family="text">
      <style:text-properties officeooo:rsid="00d3c43e"/>
    </style:style>
    <style:style style:name="T78" style:family="text">
      <style:text-properties officeooo:rsid="00d4137a"/>
    </style:style>
    <style:style style:name="T79" style:family="text">
      <style:text-properties officeooo:rsid="00d55615"/>
    </style:style>
    <style:style style:name="T80" style:family="text">
      <style:text-properties officeooo:rsid="00e1b889"/>
    </style:style>
    <style:style style:name="T81" style:family="text">
      <style:text-properties officeooo:rsid="00e1d917"/>
    </style:style>
    <style:style style:name="T82" style:family="text">
      <style:text-properties officeooo:rsid="00e7f601"/>
    </style:style>
    <style:style style:name="T83" style:family="text">
      <style:text-properties officeooo:rsid="00e8373a"/>
    </style:style>
    <style:style style:name="T84" style:family="text">
      <style:text-properties officeooo:rsid="00e9ae6d"/>
    </style:style>
    <style:style style:name="T85" style:family="text">
      <style:text-properties officeooo:rsid="00f2a5ee"/>
    </style:style>
    <style:style style:name="T86" style:family="text">
      <style:text-properties officeooo:rsid="00f47971"/>
    </style:style>
    <style:style style:name="T87" style:family="text">
      <style:text-properties officeooo:rsid="00f666c6"/>
    </style:style>
    <style:style style:name="T88" style:family="text">
      <style:text-properties officeooo:rsid="00f667a0"/>
    </style:style>
    <style:style style:name="T89" style:family="text">
      <style:text-properties officeooo:rsid="00f70503"/>
    </style:style>
    <style:style style:name="T90" style:family="text">
      <style:text-properties officeooo:rsid="00f77f4c"/>
    </style:style>
    <style:style style:name="T91" style:family="text">
      <style:text-properties officeooo:rsid="00f8e2c6"/>
    </style:style>
    <style:style style:name="T92" style:family="text">
      <style:text-properties officeooo:rsid="00f8edc5"/>
    </style:style>
    <style:style style:name="T93" style:family="text">
      <style:text-properties officeooo:rsid="00f9ea63"/>
    </style:style>
    <style:style style:name="T94" style:family="text">
      <style:text-properties officeooo:rsid="00fed12e"/>
    </style:style>
    <style:style style:name="T95" style:family="text">
      <style:text-properties officeooo:rsid="010254ab"/>
    </style:style>
    <style:style style:name="T96" style:family="text">
      <style:text-properties officeooo:rsid="01029981"/>
    </style:style>
    <style:style style:name="T97" style:family="text">
      <style:text-properties officeooo:rsid="01033521"/>
    </style:style>
    <style:style style:name="T98" style:family="text">
      <style:text-properties officeooo:rsid="010794a6"/>
    </style:style>
    <style:style style:name="T99" style:family="text">
      <style:text-properties officeooo:rsid="0109147e"/>
    </style:style>
    <style:style style:name="T100" style:family="text">
      <style:text-properties officeooo:rsid="0109e8e7"/>
    </style:style>
    <style:style style:name="T101" style:family="text">
      <style:text-properties officeooo:rsid="010a003a"/>
    </style:style>
    <style:style style:name="T102" style:family="text">
      <style:text-properties officeooo:rsid="01143853"/>
    </style:style>
    <style:style style:name="T103" style:family="text">
      <style:text-properties fo:font-weight="bold" style:font-weight-asian="bold" style:font-weight-complex="bold"/>
    </style:style>
    <style:style style:name="T104" style:family="text">
      <style:text-properties fo:font-weight="bold" officeooo:rsid="0007dc4e" style:font-weight-asian="bold" style:font-weight-complex="bold"/>
    </style:style>
    <style:style style:name="T105" style:family="text">
      <style:text-properties fo:font-weight="bold" officeooo:rsid="00bb3e85" style:font-weight-asian="bold" style:font-weight-complex="bold"/>
    </style:style>
    <style:style style:name="T106" style:family="text">
      <style:text-properties fo:font-weight="bold" fo:background-color="transparent" loext:char-shading-value="0" style:font-weight-asian="bold" style:font-weight-complex="bold"/>
    </style:style>
    <style:style style:name="T107" style:family="text">
      <style:text-properties fo:font-weight="bold" officeooo:rsid="0035e96e" fo:background-color="transparent" loext:char-shading-value="0" style:font-weight-asian="bold" style:font-weight-complex="bold"/>
    </style:style>
    <style:style style:name="T108" style:family="text">
      <style:text-properties fo:font-weight="bold" officeooo:rsid="0038fe97" fo:background-color="transparent" loext:char-shading-value="0" style:font-weight-asian="bold" style:font-weight-complex="bold"/>
    </style:style>
    <style:style style:name="T109" style:family="text">
      <style:text-properties fo:background-color="#dee6ef" loext:char-shading-value="0"/>
    </style:style>
    <style:style style:name="T110" style:family="text">
      <style:text-properties fo:background-color="#dee6ef" loext:char-shading-value="0"/>
    </style:style>
    <style:style style:name="T111" style:family="text">
      <style:text-properties officeooo:rsid="000be16d" fo:background-color="#dee6ef" loext:char-shading-value="0"/>
    </style:style>
    <style:style style:name="T112" style:family="text">
      <style:text-properties officeooo:rsid="000be16d" fo:background-color="#dee6ef" loext:char-shading-value="0"/>
    </style:style>
    <style:style style:name="T113" style:family="text">
      <style:text-properties officeooo:rsid="00d8dabc"/>
    </style:style>
    <style:style style:name="T114" style:family="text">
      <style:text-properties officeooo:rsid="001f2b9f"/>
    </style:style>
    <style:style style:name="T115" style:family="text">
      <style:text-properties officeooo:rsid="003ebaf2"/>
    </style:style>
    <style:style style:name="T116" style:family="text">
      <style:text-properties officeooo:rsid="003bf555"/>
    </style:style>
    <style:style style:name="T117" style:family="text">
      <style:text-properties officeooo:rsid="0139bc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CCEZIONI</text:p>
      <text:p text:style-name="P1"/>
      <text:p text:style-name="P63"><text:span text:style-name="T74">Quando abbiamo </text:span><text:span text:style-name="T2">un comportamento anomal</text:span><text:span text:style-name="T102">o</text:span><text:span text:style-name="T2"> </text:span><text:span text:style-name="T74">all’interno di una funzione v</text:span><text:span text:style-name="T1">ogliamo avere un </text:span><text:span text:style-name="T104">meccanismo</text:span><text:span text:style-name="T1"> </text:span><text:span text:style-name="T104">sintattico</text:span><text:span text:style-name="T1"> e uno </text:span><text:span text:style-name="T104">strumento</text:span><text:span text:style-name="T1"> </text:span><text:span text:style-name="T104">concettuale</text:span><text:span text:style-name="T1"> per poter ragionare meglio sul </text:span><text:span text:style-name="T75">suo</text:span><text:span text:style-name="T1"> stato.</text:span></text:p>
      <text:p text:style-name="P10"><text:span text:style-name="T110">L’obiettivo</text:span> di tale meccanismo è quello di<text:span text:style-name="T110"> far sì che il software abbia la caratteristica </text:span><text:span text:style-name="T112">di</text:span><text:span text:style-name="T3">:</text:span></text:p>
      <text:list xml:id="list703963946" text:style-name="L1">
        <text:list-item>
          <text:p text:style-name="P38"><text:span text:style-name="T110">Graceful degradation</text:span>: <text:span text:style-name="T4">il software deve essere robusto anche </text:span><text:span text:style-name="T5">n presenza di malfunzionamenti, senza </text:span><text:span text:style-name="T6">mostrare un </text:span><text:span text:style-name="T8">comportament</text:span><text:span text:style-name="T9">o</text:span><text:span text:style-name="T8"> pericoloso o drammatico </text:span><text:span text:style-name="T9">all’utente.</text:span></text:p>
          <text:p text:style-name="P39">ES:</text:p>
          <text:p text:style-name="P43"><text:span text:style-name="T7">q</text:span><text:span text:style-name="T8">uando utilizziamo un browser per andare su una pagina web, nel caso in cui la pagina non sia trovata non fermiamo l’esecuzione del browser ma permettiamo all’utente di ricaricare la pagina.</text:span></text:p>
        </text:list-item>
      </text:list>
      <text:p text:style-name="P31"/>
      <text:p text:style-name="P42">Per segnalare una possibile condizione di errore abbiamo due possibilità:</text:p>
      <text:list xml:id="list2126240069" text:style-name="L2">
        <text:list-item>
          <text:p text:style-name="P69"><text:span text:style-name="T113">R</text:span>estituire un valore particolare <text:span text:style-name="T114">all’interno del nostro dominio</text:span>.</text:p>
          <text:p text:style-name="P44"><text:span text:style-name="T11">Problemi:</text:span><text:span text:style-name="T10"> </text:span></text:p>
          <text:list>
            <text:list-item>
              <text:p text:style-name="P44"><text:span text:style-name="T11">A</text:span><text:span text:style-name="T10"> volte non abbiamo un valore particolare da restituire </text:span><text:span text:style-name="T12">perchè utilizziamo tutti gli elementi del nostro dominio.</text:span></text:p>
            </text:list-item>
            <text:list-item>
              <text:p text:style-name="P45"><text:span text:style-name="T12">D</text:span><text:span text:style-name="T7">obbiamo fare sempre un controllo sul valore restituito da una funzione per determinare se abbiamo un errore oppure no, altrimenti il valore dell’errore potrebbe essere utilizzato come valore valido per la funzione in cui la prima è stata invocata.</text:span></text:p>
            </text:list-item>
          </text:list>
        </text:list-item>
        <text:list-item>
          <text:p text:style-name="P72">Utilizzare un meccanismo di segnalazione che interrompe il normale flusso di esecuzione.</text:p>
          <text:p text:style-name="P40">Tale meccanismo in Java avviene con le eccezioni.</text:p>
          <text:p text:style-name="P66">Le eccezioni sono un meccanismo che l’astrazione funzionale possiede, per poter segnalare che la sua esecuzione non è potuta continuare nel modo inteso, ma che per varie cause (provenienti dall’ambiente esterno o per input ricevuti dalla funzione) il suo flusso di esecuzione si è dovuto interrompere prematuramente e questo richiede l’immediata attenzione del programmatore.</text:p>
        </text:list-item>
      </text:list>
      <text:p text:style-name="P32"/>
      <text:p text:style-name="P7">Cosa sono le eccezioni?</text:p>
      <text:p text:style-name="P32"/>
      <text:p text:style-name="P73">In Java le eccezioni sono oggetti organizzat<text:span text:style-name="T115">i</text:span> in una gerarchia <text:span text:style-name="T116">per segnalare eccezioni di natura diversa</text:span>.</text:p>
      <text:p text:style-name="P33">Alla radice di tale gerarchia abbiamo gli oggetti sollevabili (throwable).</text:p>
      <text:p text:style-name="P34">Tale classe si divide in :</text:p>
      <text:list xml:id="list197421081" text:style-name="L3">
        <text:list-item>
          <text:p text:style-name="P49"><text:span text:style-name="T107">Errori</text:span><text:span text:style-name="T15">: </text:span><text:span text:style-name="T19">rappresentano comportamenti inattesi </text:span><text:span text:style-name="T20">causati dall’ambiente esterno (disco rotto, memoria piena), </text:span><text:span text:style-name="T21">che quindi non sono strettamente dipendenti dal programmatore, </text:span><text:span text:style-name="T36">sono </text:span><text:span text:style-name="T21">molto difficili da prevedere e che una volta accadute sono molto difficili da gestire.</text:span></text:p>
          <text:p text:style-name="P46"><text:span text:style-name="T27">L’</text:span><text:span text:style-name="T21">insieme di quest</text:span><text:span text:style-name="T32">i oggetti</text:span><text:span text:style-name="T21"> sono definit</text:span><text:span text:style-name="T32">i</text:span><text:span text:style-name="T21"> come Unchecked </text:span><text:span text:style-name="T30">Exception.</text:span></text:p>
          <text:p text:style-name="P47"/>
        </text:list-item>
        <text:list-item>
          <text:p text:style-name="P47"><text:span text:style-name="T15">Eccezioni </text:span><text:span text:style-name="T16">che si suddividono in:</text:span></text:p>
          <text:list>
            <text:list-item>
              <text:p text:style-name="P50"><text:span text:style-name="T106">RunTime</text:span><text:span text:style-name="T7"> </text:span><text:span text:style-name="T106">exception</text:span><text:span text:style-name="T7">: </text:span><text:span text:style-name="T19">rappresentano comportamenti inattesi </text:span><text:span text:style-name="T20">causati </text:span><text:span text:style-name="T22">da errori del programmatore </text:span><text:span text:style-name="T23">(accedo un </text:span><text:span text:style-name="T24">indice dell’array maggiore della sua dimensione), </text:span><text:span text:style-name="T25">che </text:span><text:span text:style-name="T26">sono prevedibili e che non do</text:span><text:span text:style-name="T27">v</text:span><text:span text:style-name="T26">rebbero prevedere </text:span><text:span text:style-name="T27">l’arresto immediato del programma.</text:span></text:p>
              <text:p text:style-name="P51"><text:span text:style-name="T27">L’</text:span><text:span text:style-name="T7">insieme di queste eccezioni sono definite come Unchecked </text:span><text:span text:style-name="T30">Exception.</text:span></text:p>
              <text:p text:style-name="P41"/>
            </text:list-item>
            <text:list-item>
              <text:p text:style-name="P48"><text:span text:style-name="T108">Checked</text:span><text:span text:style-name="T30"> </text:span><text:span text:style-name="T108">Exception</text:span><text:span text:style-name="T30">: </text:span><text:span text:style-name="T15"><text:s/></text:span><text:span text:style-name="T19">rappresentano comportamenti inattesi </text:span><text:span text:style-name="T20">causati </text:span><text:span text:style-name="T28">né da errori di programmazione e che non sono </text:span><text:span text:style-name="T29">prevedibili</text:span><text:span text:style-name="T28"> (l’utente cerca di accedere ad un file che non c’è).</text:span></text:p>
            </text:list-item>
          </text:list>
        </text:list-item>
      </text:list>
      <text:p text:style-name="P32"/>
      <text:p text:style-name="P32"/>
      <text:p text:style-name="P32"/>
      <text:p text:style-name="P32"/>
      <text:p text:style-name="P8"><text:soft-page-break/>Come vengono definite?</text:p>
      <text:p text:style-name="P8"/>
      <text:p text:style-name="P11"><text:span text:style-name="T7">Le eccezioni </text:span><text:span text:style-name="T33">vanno dichiarate in fondo al </text:span><text:span text:style-name="T35">prototipo</text:span><text:span text:style-name="T33"> del metodo la parola chiave “throws” </text:span><text:span text:style-name="T34">seguito da un elenco di nomi di classi di eccezioni.</text:span></text:p>
      <text:p text:style-name="P12"><text:span text:style-name="T34">E</text:span><text:span text:style-name="T7">S: la funzione radice quadrata solleva l’eccezione numero negativo.</text:span></text:p>
      <text:p text:style-name="P35">Secondo la Liskov vanno elencate tutti I tipi di eccezioni mentre per Java possiamo elencare solo quelle Checked.</text:p>
      <text:p text:style-name="P13"/>
      <text:p text:style-name="P14">Se vogliamo definire una nostra eccezione <text:span text:style-name="T37">dobbiamo dichiarare una classe nomeEccezione seguita da extends Exception o extends RunTimeException a seconda del tipo di eccezione che vogliamo creare.</text:span></text:p>
      <text:p text:style-name="P15">All’interno di questa classe definiamo due costruttori, uno vuoto e uno che prende la stringa <text:span text:style-name="T38">per definire che un messaggio deve essere stampato </text:span><text:span text:style-name="T39">qualora venga sollevata tale eccezione</text:span>.</text:p>
      <text:p text:style-name="P13"/>
      <text:p text:style-name="P4">Quando usare Checked e quando Unchecked?</text:p>
      <text:p text:style-name="P26"/>
      <text:p text:style-name="P29">Utilizziamo le eccezioni:</text:p>
      <text:list xml:id="list2682953141" text:style-name="L4">
        <text:list-item>
          <text:p text:style-name="P52"><text:span text:style-name="T103">Checked</text:span> <text:span text:style-name="T86">quando</text:span>:</text:p>
          <text:list>
            <text:list-item>
              <text:p text:style-name="P74"><text:span text:style-name="T94">Utilizziamo</text:span><text:span text:style-name="T87"> funzioni </text:span><text:span text:style-name="T91">pubbliche</text:span><text:span text:style-name="T87"> </text:span><text:span text:style-name="T88">perchè non </text:span><text:span text:style-name="T89">siamo certi della corretteza dei dati che vengono passati come input da parte </text:span><text:span text:style-name="T90">degli utenti</text:span><text:span text:style-name="T87">.</text:span><text:span text:style-name="T85"> </text:span></text:p>
            </text:list-item>
            <text:list-item>
              <text:p text:style-name="P70"><text:span text:style-name="T95">Quando è oneroso effettuare il controllo sui dati passati come </text:span><text:span text:style-name="T96">input </text:span><text:span text:style-name="T97">o non è possibile farlo a priori</text:span><text:span text:style-name="T95">.</text:span></text:p>
              <text:p text:style-name="P53"/>
            </text:list-item>
          </text:list>
        </text:list-item>
        <text:list-item>
          <text:p text:style-name="P52"><text:span text:style-name="T103">Unchecked</text:span> <text:span text:style-name="T87">quando</text:span>:</text:p>
          <text:list>
            <text:list-item>
              <text:p text:style-name="P75"><text:span text:style-name="T94">Utilizziamo</text:span> funzioni locali <text:span text:style-name="T91">perchè siamo sicuri della correttezza dei dati </text:span><text:span text:style-name="T92">che vengono passati come argome</text:span><text:span text:style-name="T93">nti</text:span><text:span text:style-name="T91">.</text:span></text:p>
            </text:list-item>
            <text:list-item>
              <text:p text:style-name="P71">È facile effettuare un controllo sui dati passati come <text:span text:style-name="T96">input</text:span>.</text:p>
            </text:list-item>
            <text:list-item>
              <text:p text:style-name="P64"><text:span text:style-name="T98">Quando abbiamo il caso di fallimento generalizzato </text:span><text:span text:style-name="T99">per segnalare </text:span><text:span text:style-name="T101">che</text:span><text:span text:style-name="T99"> </text:span><text:span text:style-name="T100">è necessario l’arresto del programma.</text:span></text:p>
            </text:list-item>
          </text:list>
        </text:list-item>
      </text:list>
      <text:p text:style-name="P30"/>
      <text:p text:style-name="P30"/>
      <text:p text:style-name="P2"><text:span text:style-name="T7">Come </text:span><text:span text:style-name="T14">vengono sollevate</text:span><text:span text:style-name="T7">?</text:span></text:p>
      <text:p text:style-name="P36"/>
      <text:p text:style-name="P37">Utilizziamo il costrutto “throw new” nomeEccezione.</text:p>
      <text:p text:style-name="P36"/>
      <text:p text:style-name="P5">Come vengono gestite?</text:p>
      <text:p text:style-name="P5"/>
      <text:p text:style-name="P16">Abbiamo <text:span text:style-name="T103">due</text:span> <text:span text:style-name="T103">meccanismi</text:span>:</text:p>
      <text:list xml:id="list2801449589" text:style-name="L5">
        <text:list-item>
          <text:p text:style-name="P65"><text:span text:style-name="T40">Racchiudiamo una porzione di codice che sospettiamo </text:span><text:span text:style-name="T41">possa sollevare un’eccezione </text:span><text:span text:style-name="T45">all’interno di un blocco try </text:span><text:span text:style-name="T46">mettendo tra graffe il codice.</text:span></text:p>
          <text:p text:style-name="P55">Se durante l’esecuzione del codice si verifica un’eccezione, <text:span text:style-name="T47">l’esecuzione del blocco cessa istantaneamente e viene trasferito al blocco catch </text:span><text:span text:style-name="T48">immediatamente successivo al blocco try.</text:span></text:p>
          <text:p text:style-name="P55"><text:span text:style-name="T49">Tale blocco catch definisce un’eccezione e un codice all’interno del quale definiamo il comportamento da intraprendere nel caso in cui venga sollevata quella particolare eccezione </text:span><text:span text:style-name="T50">o un suo supertipo</text:span><text:span text:style-name="T49">.</text:span></text:p>
          <text:p text:style-name="P56">Alla fine del blocco try possiamo mettere un blocco finally il cui corpo viene sempre eseguito anche nel caso di un’eccezione.</text:p>
          <text:p text:style-name="P56">Solitamente si dispone delle risorse allocate <text:span text:style-name="T51">utilizzando delle azioni di “clean up”.</text:span></text:p>
          <text:p text:style-name="P57"/>
        </text:list-item>
        <text:list-item>
          <text:p text:style-name="P58"><text:span text:style-name="T53">Nel caso in cui non sia in grado di gestire l’eccezione </text:span><text:span text:style-name="T56">nella funzione</text:span><text:span text:style-name="T53"> </text:span><text:span text:style-name="T56">in cui </text:span><text:span text:style-name="T53">avviene utilizziamo il meccanismo di p</text:span><text:span text:style-name="T52">ropa</text:span><text:span text:style-name="T53">gaz</text:span><text:span text:style-name="T52">ione.</text:span></text:p>
          <text:p text:style-name="P59"><text:soft-page-break/><text:span text:style-name="T54">In questo caso </text:span><text:span text:style-name="T55">deleghiamo la gestione dell’eccezione a</text:span><text:span text:style-name="T57">d un punto più alto </text:span><text:span text:style-name="T58">della catena di chiamate di funzione.</text:span></text:p>
          <text:p text:style-name="P60"><text:span text:style-name="T59">La </text:span><text:span text:style-name="T60">procedura che contiene il codice che ha sollevato l’eccezione non deve fare nulla.</text:span></text:p>
          <text:p text:style-name="P54"><text:span text:style-name="T61">Nel </text:span><text:span text:style-name="T62">p</text:span><text:span text:style-name="T61">rototipo </text:span><text:span text:style-name="T62">della </text:span><text:span text:style-name="T61">funzione che ha invocato la procedura </text:span><text:span text:style-name="T63">in cui</text:span><text:span text:style-name="T61"> </text:span><text:span text:style-name="T63">è stata</text:span><text:span text:style-name="T61"> sollevat</text:span><text:span text:style-name="T63">a </text:span><text:span text:style-name="T61">l’eccezione, </text:span><text:span text:style-name="T64">se questa è di tipo Checked allora deve essere dichiarata</text:span><text:span text:style-name="T65">.</text:span></text:p>
        </text:list-item>
      </text:list>
      <text:p text:style-name="P17"/>
      <text:p text:style-name="P6">Come vengono adoperate le eccezioni?</text:p>
      <text:p text:style-name="P6"/>
      <text:list xml:id="list82047124" text:style-name="L6">
        <text:list-item>
          <text:p text:style-name="P67"><text:span text:style-name="T103">Generalmente</text:span>: <text:span text:style-name="T67">quando ci troviamo un livello basso dell’ordine delle chiamate. In questo caso </text:span><text:span text:style-name="T69">si</text:span><text:span text:style-name="T67"> </text:span><text:span text:style-name="T66">emettere un messaggio di log o chiudere un file.</text:span></text:p>
        </text:list-item>
        <text:list-item>
          <text:p text:style-name="P76"><text:span text:style-name="T103">Specificatamente</text:span>: <text:span text:style-name="T68">quando ci troviamo ad un alto livello dell’ordine delle chiamate.</text:span></text:p>
          <text:p text:style-name="P77">In questo caso possiamo dare informazioni più accurate riguardo al comportamento attuale.</text:p>
        </text:list-item>
      </text:list>
      <text:p text:style-name="P18"/>
      <text:p text:style-name="P19">Usando due comportamenti:</text:p>
      <text:p text:style-name="P19"/>
      <text:list xml:id="list120615872199508" text:continue-numbering="true" text:style-name="L6">
        <text:list-item>
          <text:p text:style-name="P61"><text:span text:style-name="T103">Masking</text:span>: <text:span text:style-name="T71">Prendo l’eccezione e la </text:span><text:span text:style-name="T72">annullo, o non prendendo azioni o </text:span><text:span text:style-name="T73">al massimo seg</text:span><text:span text:style-name="T117">n</text:span><text:span text:style-name="T73">andola in un log.</text:span> </text:p>
          <text:p text:style-name="P61"/>
        </text:list-item>
        <text:list-item>
          <text:p text:style-name="P61"><text:span text:style-name="T103">Reflectin</text:span><text:span text:style-name="T105">g</text:span><text:span text:style-name="T70">: <text:s/></text:span><text:span text:style-name="T76">all’interno del blocco try catch sollevo un’eccezione diversa da quella diversa da quella definita.</text:span></text:p>
          <text:p text:style-name="P62">Lo facciamo per riportare le eccezioni al corretto livello di astrazione.</text:p>
        </text:list-item>
      </text:list>
      <text:p text:style-name="P20"/>
      <text:p text:style-name="P27"><text:span text:style-name="T42">Qu</text:span><text:span text:style-name="T44">a</text:span><text:span text:style-name="T42">ndo</text:span><text:span text:style-name="T43"> adoperiamo le eccezioni?</text:span></text:p>
      <text:p text:style-name="P24"/>
      <text:p text:style-name="P25"><text:span text:style-name="T110">Lo scopo principale dell’uso delle eccezioni è quello di trasformare le funzioni parziali e trasformarle in totali</text:span>, <text:span text:style-name="T82">in questo caso elimino la clausola requires e definisco all’interno della clausola effects che </text:span><text:span text:style-name="T83">viene sollevata un’eccezione </text:span><text:span text:style-name="T84">e il tipo che viene sollevata.</text:span></text:p>
      <text:p text:style-name="P28">Gli effetti collaterali dobbiamo sempre specificarli.</text:p>
      <text:p text:style-name="P20"/>
      <text:p text:style-name="P3">Qual è la differenza tra errori ed eccezioni?</text:p>
      <text:p text:style-name="P21"/>
      <text:p text:style-name="P68">Le eccezioni vengono utilizzate per segnalare un comportamento particolare del programma che non coincide sempre con un errore.</text:p>
      <text:p text:style-name="P22">ES: <text:span text:style-name="T77">se ho una funzione di ricerca di un elemento in un </text:span><text:span text:style-name="T78">array, se l’elemento non appartiene all’array <text:s/>non è un errore </text:span><text:span text:style-name="T79">perchè indica una circostanza inusuale nel programma.</text:span></text:p>
      <text:p text:style-name="P22"/>
      <text:p text:style-name="P23">ES: se c’è un errore che effettua la media tra <text:span text:style-name="T80">le temperature rilevate da tutti I sensori che possiedo, non sollevo un eccezione </text:span><text:span text:style-name="T81">e interrompo il flusso di esecuzione ma segno che è avvenuto in un file di lo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6:48:33.773277492</meta:creation-date>
    <dc:date>2021-05-11T11:57:33.148583612</dc:date>
    <meta:editing-duration>PT2H46M32S</meta:editing-duration>
    <meta:editing-cycles>241</meta:editing-cycles>
    <meta:generator>LibreOffice/6.4.6.2$Linux_X86_64 LibreOffice_project/40$Build-2</meta:generator>
    <meta:document-statistic meta:table-count="0" meta:image-count="0" meta:object-count="0" meta:page-count="3" meta:paragraph-count="71" meta:word-count="1067" meta:character-count="6985" meta:non-whitespace-character-count="6014"/>
  </office:meta>
</office:document-meta>
</file>